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Liberation Mono" fo:font-size="9pt" style:font-name-asian="Noto Sans Mono CJK SC" style:font-size-asian="9pt" style:font-name-complex="Liberation Mono" style:font-size-complex="9pt"/>
    </style:style>
    <style:style style:name="P3" style:family="paragraph" style:parent-style-name="Standard">
      <style:paragraph-properties fo:margin-left="0.4925in" fo:margin-right="0in" fo:text-indent="0in" style:auto-text-indent="false"/>
    </style:style>
    <style:style style:name="P4" style:family="paragraph" style:parent-style-name="Standard">
      <style:paragraph-properties fo:margin-left="0.4925in" fo:margin-right="0in" fo:text-indent="0in" style:auto-text-indent="false"/>
      <style:text-properties officeooo:paragraph-rsid="0021629b"/>
    </style:style>
    <style:style style:name="P5" style:family="paragraph" style:parent-style-name="Standard">
      <style:paragraph-properties fo:margin-left="0.4925in" fo:margin-right="0in" fo:text-indent="0in" style:auto-text-indent="false"/>
      <style:text-properties officeooo:paragraph-rsid="00244994"/>
    </style:style>
    <style:style style:name="P6" style:family="paragraph" style:parent-style-name="Standard">
      <style:paragraph-properties fo:margin-left="0in" fo:margin-right="0in" fo:text-indent="0in" style:auto-text-indent="false"/>
    </style:style>
    <style:style style:name="P7" style:family="paragraph" style:parent-style-name="Preformatted_20_Text">
      <style:paragraph-properties fo:margin-left="0in" fo:margin-right="0in" fo:text-indent="0in" style:auto-text-indent="false">
        <style:tab-stops>
          <style:tab-stop style:position="1.022in"/>
        </style:tab-stops>
      </style:paragraph-properties>
    </style:style>
    <style:style style:name="P8" style:family="paragraph" style:parent-style-name="Text_20_body">
      <style:text-properties officeooo:paragraph-rsid="001ebd13"/>
    </style:style>
    <style:style style:name="P9" style:family="paragraph" style:parent-style-name="Text_20_body">
      <style:paragraph-properties fo:break-before="page"/>
    </style:style>
    <style:style style:name="P10" style:family="paragraph" style:parent-style-name="Title">
      <style:text-properties officeooo:paragraph-rsid="001ebd13"/>
    </style:style>
    <style:style style:name="P11" style:family="paragraph" style:parent-style-name="Standard" style:list-style-name="Numbering_20_123"/>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2">
      <style:text-properties officeooo:paragraph-rsid="00235038"/>
    </style:style>
    <style:style style:name="P15" style:family="paragraph" style:parent-style-name="Standard" style:list-style-name="L2">
      <style:text-properties officeooo:paragraph-rsid="0025ed44"/>
    </style:style>
    <style:style style:name="P16" style:family="paragraph" style:parent-style-name="Standard" style:list-style-name="L3"/>
    <style:style style:name="P17" style:family="paragraph" style:parent-style-name="Standard" style:list-style-name="L3">
      <style:text-properties officeooo:paragraph-rsid="00244994"/>
    </style:style>
    <style:style style:name="P18" style:family="paragraph" style:parent-style-name="Standard" style:list-style-name="L3">
      <style:text-properties officeooo:paragraph-rsid="00253013"/>
    </style:style>
    <style:style style:name="P19" style:family="paragraph" style:parent-style-name="Standard" style:list-style-name="L4"/>
    <style:style style:name="P20" style:family="paragraph" style:parent-style-name="Standard" style:list-style-name="L5">
      <style:text-properties officeooo:paragraph-rsid="00272d4f"/>
    </style:style>
    <style:style style:name="P21" style:family="paragraph" style:parent-style-name="Standard" style:list-style-name="L6">
      <style:text-properties officeooo:paragraph-rsid="00272d4f"/>
    </style:style>
    <style:style style:name="P22" style:family="paragraph" style:parent-style-name="Standard">
      <style:paragraph-properties>
        <style:tab-stops>
          <style:tab-stop style:position="2.3898in"/>
        </style:tab-stops>
      </style:paragraph-properties>
    </style:style>
    <style:style style:name="P23" style:family="paragraph" style:parent-style-name="Heading_20_3">
      <style:paragraph-properties fo:text-align="center" style:justify-single-word="false"/>
    </style:style>
    <style:style style:name="T1" style:family="text">
      <style:text-properties officeooo:rsid="001ebd13"/>
    </style:style>
    <style:style style:name="T2" style:family="text">
      <style:text-properties officeooo:rsid="001faae4"/>
    </style:style>
    <style:style style:name="T3" style:family="text">
      <style:text-properties officeooo:rsid="00235038"/>
    </style:style>
    <style:style style:name="T4" style:family="text">
      <style:text-properties officeooo:rsid="00244994"/>
    </style:style>
    <style:style style:name="T5" style:family="text">
      <style:text-properties fo:font-size="9pt" style:font-size-asian="9pt" style:font-size-complex="9pt"/>
    </style:style>
    <style:style style:name="T6" style:family="text">
      <style:text-properties style:font-name="Liberation Mono" fo:font-size="9pt" style:font-name-asian="Noto Sans Mono CJK SC" style:font-size-asian="9pt" style:font-name-complex="Liberation Mono" style:font-size-complex="9pt"/>
    </style:style>
    <style:style style:name="T7" style:family="text">
      <style:text-properties officeooo:rsid="0024e241"/>
    </style:style>
    <style:style style:name="T8" style:family="text">
      <style:text-properties officeooo:rsid="0025ed44"/>
    </style:style>
    <style:style style:name="T9" style:family="text">
      <style:text-properties officeooo:rsid="00272d4f"/>
    </style:style>
    <style:style style:name="T10" style:family="text">
      <style:text-properties officeooo:rsid="0028aa5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953in" fo:text-indent="-0.25in" fo:margin-left="0.795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53in" fo:text-indent="-0.25in" fo:margin-left="1.045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53in" fo:text-indent="-0.25in" fo:margin-left="1.295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53in" fo:text-indent="-0.25in" fo:margin-left="1.545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53in" fo:text-indent="-0.25in" fo:margin-left="1.795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53in" fo:text-indent="-0.25in" fo:margin-left="2.04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53in" fo:text-indent="-0.25in" fo:margin-left="2.295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53in" fo:text-indent="-0.25in" fo:margin-left="2.545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53in" fo:text-indent="-0.25in" fo:margin-left="2.795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53in" fo:text-indent="-0.25in" fo:margin-left="3.045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
      <text:p text:style-name="P10">Missouri QSO Party Utilities Installation <text:span text:style-name="T1">and Usage Guide</text:span></text:p>
      <text:p text:style-name="P8"/>
      <text:p text:style-name="Subtitle">V<text:span text:style-name="T1">ersion </text:span>1.0.0</text:p>
      <text:p text:style-name="Subtitle"/>
      <text:p text:style-name="Subtitle">Fri 13 Mar 2020 11:46:28 PM CDT </text:p>
      <text:p text:style-name="P9"/>
      <text:h text:style-name="Heading_20_1" text:outline-level="1"><text:span text:style-name="T2">I</text:span>NSTALLATION:</text:h>
      <text:list xml:id="list210684851" text:style-name="Numbering_20_123">
        <text:list-item>
          <text:p text:style-name="P11">Install python3 and mySQL.</text:p>
          <text:p text:style-name="P11"/>
        </text:list-item>
        <text:list-item>
          <text:p text:style-name="P11">Install (or verify) the python3 MySQL and REQUESTS <text:s/>libraries are installed.</text:p>
          <text:p text:style-name="P11"/>
        </text:list-item>
        <text:list-item>
          <text:p text:style-name="P11">Setup the mySQL database. The phpMyAdmin utility can be very <text:span text:style-name="T2">useful</text:span> for this. There is a blank database in this repository that may be imported. We should write a script to set this up - That is on the TODO list. <text:s/><text:span text:style-name="T2">f</text:span>or now, set it up manually.</text:p>
          <text:p text:style-name="P11"/>
        </text:list-item>
        <text:list-item>
          <text:p text:style-name="P11">Copy the entire source directory moqputils somewhere. <text:s/>You will run from this directory. Again, we should develop <text:s/>the python setup/install packages for the utilities, but we <text:s/>are not there yet. That is also on the TODO list.</text:p>
          <text:p text:style-name="P11"/>
        </text:list-item>
      </text:list>
      <text:h text:style-name="Heading_20_1" text:outline-level="1">USAGE:</text:h>
      <text:list xml:id="list3502316911" text:style-name="L1">
        <text:list-item>
          <text:p text:style-name="P12">Some of the utilities have a GUI, but most do not. Even the <text:s/>GUIs that are available are not fully developed, so stick with <text:s/>the command line functions for now.</text:p>
          <text:p text:style-name="P12"/>
        </text:list-item>
        <text:list-item>
          <text:p text:style-name="P12">Use the cd command to swithc into the moqputils directory in <text:s/>a command window. You can run all of the utilities from there.</text:p>
          <text:p text:style-name="P12"/>
        </text:list-item>
        <text:list-item>
          <text:p text:style-name="P12">You can see options for each utility by entering:</text:p>
        </text:list-item>
      </text:list>
      <text:p text:style-name="P3"><text:s text:c="6"/>./utility-name --help. Example:</text:p>
      <text:p text:style-name="P3"><text:s text:c="6"/>python ./mqpcategory --help</text:p>
      <text:p text:style-name="P3"><text:s text:c="6"/>usage: mqpcategory [-h] [-v] [-c CALLSIGN] [-d DIGITAL] [-U VHF] [-i INPUTPATH]</text:p>
      <text:p text:style-name="P4"><text:s text:c="6"/>moqpcategory - Determine which Missouri QSO Party Award category a Cabrillo Format </text:p>
      <text:p text:style-name="P4"><text:s text:c="6"/>log file is in. <text:s/>Based on 2019 MOQP rules</text:p>
      <text:p text:style-name="P3"><text:s text:c="6"/>optional arguments:</text:p>
      <text:p text:style-name="P3"><text:s text:c="13"/>-h, --help <text:s text:c="11"/>show this help message and exit</text:p>
      <text:p text:style-name="P3"/>
      <text:p text:style-name="P3"><text:s text:c="13"/>-v, --version <text:s text:c="8"/>show program's version number and exit</text:p>
      <text:p text:style-name="P3"/>
      <text:p text:style-name="P3"><text:s text:c="13"/>-c CALLSIGN, --callsign CALLSIGN</text:p>
      <text:p text:style-name="P3"/>
      <text:p text:style-name="P3"><text:s text:c="14"/>CALLSIGN in MOQP database to summarize. Entering allcalls = all calls in database</text:p>
      <text:p text:style-name="P3"/>
      <text:p text:style-name="P3"><text:s text:c="13"/>-d DIGITAL, --digital DIGITAL</text:p>
      <text:p text:style-name="P4"><text:s text:c="13"/>Summarize digital QSOs only for CALLSIGN in MOQP database. Entering </text:p>
      <text:p text:style-name="P4"><text:s text:c="13"/>allcalls = all calls in database</text:p>
      <text:p text:style-name="P4"/>
      <text:p text:style-name="P4"><text:soft-page-break/><text:s text:c="13"/>-U VHF, --vhf VHF <text:s text:c="4"/>Summarize VHF QSOs only for CALLSIGN in MOQP database. <text:s text:c="3"/></text:p>
      <text:p text:style-name="P3"><text:s text:c="50"/>Entering allcalls = all calls in database</text:p>
      <text:p text:style-name="P3"/>
      <text:p text:style-name="P3"><text:s text:c="13"/>-i INPUTPATH, --inputpath INPUTPATH</text:p>
      <text:p text:style-name="P3"><text:s text:c="14"/>Specifies the path to the folder that contains the log files to summarize. </text:p>
      <text:p text:style-name="P3"><text:s text:c="2"/></text:p>
      <text:p text:style-name="Standard"><text:s text:c="9"/></text:p>
      <text:h text:style-name="Heading_20_1" text:outline-level="1">SCORING THE QSO PARTY, STEP-BY-STEP.</text:h>
      <text:list xml:id="list2479741855" text:style-name="L2">
        <text:list-item>
          <text:p text:style-name="P13">Install the utilities as described above.</text:p>
          <text:p text:style-name="P13"/>
        </text:list-item>
        <text:list-item>
          <text:p text:style-name="P13">Setup a new MySQL database to hold your data. We recommend using phpMyAdmin and importing the sample database.</text:p>
          <text:p text:style-name="P13"/>
        </text:list-item>
        <text:list-item>
          <text:p text:style-name="P13">Open a terminal window in the moqputils folder.</text:p>
          <text:p text:style-name="P13"/>
        </text:list-item>
        <text:list-item>
          <text:p text:style-name="P13">Note where the raw CABRILLO format log files reside. Logs MUST BE <text:s/>in CABRILLO format.</text:p>
          <text:p text:style-name="P13"/>
        </text:list-item>
        <text:list-item>
          <text:p text:style-name="P14"><text:bookmark-start text:name="__RefNumPara__84_2614520358"/>You can pre-check each logfile for errors by running:<text:bookmark-end text:name="__RefNumPara__84_2614520358"/></text:p>
          <text:p text:style-name="P14"><text:s text:c="6"/>python ./mqpcategory -i path-to-log-file </text:p>
          <text:p text:style-name="P14">This will check the logfile without loading it into the database and show you a report in CSV format, which you can load into a spreadsheet like MSExcel. </text:p>
          <text:p text:style-name="P14">example:</text:p>
        </text:list-item>
      </text:list>
      <text:p text:style-name="Standard"><text:s text:c="18"/>python ./mqpcategory -i /home/data/moqploags/W0MA.LOG</text:p>
      <text:p text:style-name="P6"><text:s text:c="12"/>this will evaluate only the single log file W0MA.LOG. Entering the following will perform <text:line-break/> <text:s text:c="11"/>the <text:s text:c="2"/>summary in ALL .LOG files in the folder:</text:p>
      <text:p text:style-name="Standard"><text:s text:c="18"/>python ./mqpcategory -i /home/data/moqplogs</text:p>
      <text:p text:style-name="Standard"><text:s text:c="12"/>the ending slash is important!</text:p>
      <text:p text:style-name="Standard"><text:s text:c="7"/></text:p>
      <text:list xml:id="list180616524288127" text:continue-numbering="true" text:style-name="L2">
        <text:list-item>
          <text:p text:style-name="P13">Review this output for errors - you may want to consider rejecting logs that have excessive errors and ask the <text:span text:style-name="T3">submitter</text:span> to correct the errors, or edit the files yourself to correct minor defects.</text:p>
          <text:p text:style-name="P15"/>
        </text:list-item>
      </text:list>
      <text:p text:style-name="P5">Things to look for include:</text:p>
      <text:list xml:id="list2386390213" text:style-name="L3">
        <text:list-item>
          <text:list>
            <text:list-item>
              <text:list>
                <text:list-item>
                  <text:p text:style-name="P17">CABRILLO HEADER info. Especially the LOCATION: and all CATEGORY-XXXX: tags. This information is what will determine which MOQP category the station fits into. Many operators edit the fields and change the data to non-standard values. For the QSO Party, all stations should make LOCATION: their STATE, PROVINCE or DX. The mqpcategory utility will flag fields it recognizes as incorrect or incomplete in most cases. It's worth a<text:span text:style-name="T4">n </text:span>e-mail to the submitter to get this info clarified or corrected. </text:p>
                  <text:p text:style-name="P17"/>
                </text:list-item>
                <text:list-item>
                  <text:p text:style-name="P17">QSO: Exchanges need to be in the format:</text:p>
                </text:list-item>
              </text:list>
            </text:list-item>
          </text:list>
        </text:list-item>
      </text:list>
      <text:p text:style-name="P7"><text:soft-page-break/><text:s text:c="11"/><text:span text:style-name="T5">QSO: frequency-in-KHz MODE DATE TIME MYCALL MYRST MYQTH URCALL URRST URQTH</text:span></text:p>
      <text:p text:style-name="P3"><text:s text:c="10"/>Example of <text:span text:style-name="T4">an 80M W</text:span>0MA PHONE QSO with N0H:</text:p>
      <text:p text:style-name="Standard"><text:s text:c="21"/><text:span text:style-name="T6">QSO: 3900 PH 2019-04-07 1451 W0MA 59 MO N0H 59 IRN</text:span></text:p>
      <text:p text:style-name="P2"><text:s text:c="10"/></text:p>
      <text:list xml:id="list180617920057625" text:continue-numbering="true" text:style-name="L3">
        <text:list-item>
          <text:list>
            <text:list-item>
              <text:list>
                <text:list-item>
                  <text:p text:style-name="P16">QSO DATE/TIMES - The utility will flag QSOs that are not withing the contest period. If there are lots of them, you should question if the station time was off. If it's off more than 30 minutes, many QSOs may be considered invalid by the qsochecker.</text:p>
                </text:list-item>
              </text:list>
            </text:list-item>
          </text:list>
        </text:list-item>
      </text:list>
      <text:p text:style-name="Standard"><text:s text:c="13"/></text:p>
      <text:list xml:id="list180617166326775" text:continue-numbering="true" text:style-name="L3">
        <text:list-item>
          <text:list>
            <text:list-item>
              <text:list>
                <text:list-item>
                  <text:p text:style-name="P16">QSO FREQUENCY in KHz - Many stations will entry the frequency in MHz (3.5, 4, 7, 14, 21, etc.). CABRILLO format expects frequency in KHz (3500, 4000, 7000, etc.).</text:p>
                </text:list-item>
              </text:list>
            </text:list-item>
          </text:list>
        </text:list-item>
      </text:list>
      <text:p text:style-name="Standard"><text:s text:c="13"/></text:p>
      <text:list xml:id="list180616728035952" text:continue-numbering="true" text:style-name="L3">
        <text:list-item>
          <text:list>
            <text:list-item>
              <text:list>
                <text:list-item>
                  <text:p text:style-name="P16">For MISSOURI stations, the MYQTH/URQTH in the exchange field should be a 3 character <text:s/>county name, NOT MO or MISSOURI!</text:p>
                </text:list-item>
              </text:list>
            </text:list-item>
          </text:list>
        </text:list-item>
      </text:list>
      <text:p text:style-name="Standard"><text:s text:c="13"/></text:p>
      <text:list xml:id="list180616870397153" text:continue-numbering="true" text:style-name="L3">
        <text:list-item>
          <text:list>
            <text:list-item>
              <text:list>
                <text:list-item>
                  <text:p text:style-name="P16">SIGNAL REPORTS - must be the standard RST format, not db numbers from FT8 QSOs!</text:p>
                </text:list-item>
              </text:list>
            </text:list-item>
          </text:list>
        </text:list-item>
      </text:list>
      <text:p text:style-name="Standard"><text:s text:c="10"/></text:p>
      <text:list xml:id="list180616190457482" text:continue-numbering="true" text:style-name="L3">
        <text:list-item>
          <text:list>
            <text:list-item>
              <text:list>
                <text:list-item>
                  <text:p text:style-name="P18">EXTRA DATA COLUMNS IN THE QSO: LINES - Some older logging programs include a SEQUENCE or SERIAL NUMBER as part of the exchange. This is no longer required and they need to be removed before scoring. Some logging programs include <text:span text:style-name="T7">s</text:span>tation fields for multi-transmitter stations. These may need to be removed before scoring unless they are at the end of the line. <text:s text:c="3"/></text:p>
                  <text:p text:style-name="P18"><text:s text:c="8"/></text:p>
                </text:list-item>
                <text:list-item>
                  <text:p text:style-name="P16">DUPES REMOVED - Most modern logging programs do this. If not, the QSOCHECKER will flag the older of two QSOs that are DUPES as INVALID.</text:p>
                </text:list-item>
              </text:list>
            </text:list-item>
          </text:list>
        </text:list-item>
      </text:list>
      <text:list xml:id="list2730662621" text:style-name="L4">
        <text:list-header>
          <text:p text:style-name="P19"/>
        </text:list-header>
      </text:list>
      <text:list xml:id="list100637603" text:style-name="L5">
        <text:list-item>
          <text:p text:style-name="P20">Once Step<text:span text:style-name="T8">s</text:span> #<text:span text:style-name="T9">5 and #6 are</text:span> completed and the logfile edited accordingly, it is recommended that the edited log be moved to a different folder, and that the original be preserved for history.</text:p>
        </text:list-item>
      </text:list>
      <text:list xml:id="list1645324313" text:style-name="L6">
        <text:list-item>
          <text:p text:style-name="P21">Load the logfiles into the database:</text:p>
        </text:list-item>
      </text:list>
      <text:p text:style-name="Standard"><text:s text:c="11"/>python ./loadlogs -i /home/data/moqplogs/ready-to-load/W0MA.LOG</text:p>
      <text:p text:style-name="Standard"><text:s text:c="3"/>This will load a single logfile into the database. Entering:</text:p>
      <text:p text:style-name="Standard"><text:s text:c="11"/>python ./loadlogs -i /home/data/moqplogs/ready-to-load/</text:p>
      <text:p text:style-name="Standard"><text:s text:c="3"/>will attempt to load ALL logfiles in the folder /home/data/moqplogs/ready-to-load</text:p>
      <text:p text:style-name="Standard"><text:s text:c="7"/></text:p>
      <text:p text:style-name="Standard"><text:s text:c="7"/>NOTE: The loadlogs utility needs updating to allow for REPLACING logs in the database.</text:p>
      <text:p text:style-name="Standard"><text:s text:c="13"/>currently, the utility will simply make a new db entry for the log if you load it a</text:p>
      <text:p text:style-name="Standard"><text:s text:c="13"/>2nd time. This would show up as a station appearing multiple times (with many DUPElicate</text:p>
      <text:p text:style-name="Standard"><text:s text:c="13"/>QSOS) in the contest reports later on, and these will need to be removed manually. You</text:p>
      <text:p text:style-name="Standard"><text:s text:c="13"/>may use phpMyAdmin to remove duplicate logs, but it's a bit painfull. A utility to help</text:p>
      <text:p text:style-name="Standard"><text:s text:c="13"/>manage this probably should be on the TODO list.</text:p>
      <text:p text:style-name="Standard"><text:s text:c="7"/></text:p>
      <text:p text:style-name="Standard">8. Getting the raw log files in prepped to initiallly load is probably the most time consuming task. </text:p>
      <text:p text:style-name="Standard"><text:s text:c="3"/>It can (and probably should) be done as the logs trickle in at the end of the contest. That way </text:p>
      <text:p text:style-name="Standard"><text:s text:c="3"/>when the contest log submission closes, you are ready to score! Don't forget to save/archive the</text:p>
      <text:p text:style-name="Standard"><text:soft-page-break/><text:s text:c="3"/>raw logs, just in case!</text:p>
      <text:p text:style-name="Standard"><text:s text:c="7"/></text:p>
      <text:p text:style-name="Standard"><text:s text:c="3"/>After all logs and QSOs are loaded into the database, it might be a good idea to perform an export/</text:p>
      <text:p text:style-name="Standard"><text:s text:c="3"/>backup of the database. Again, the phoMyAdmin tool can help with this. Save the exported file </text:p>
      <text:p text:style-name="Standard"><text:s text:c="3"/>somewhere, just in case.</text:p>
      <text:p text:style-name="Standard"><text:s text:c="7"/></text:p>
      <text:p text:style-name="Standard">9. Once all logs are loaded into the database, start running the QSO checker:</text:p>
      <text:p text:style-name="Standard"><text:s text:c="13"/>python ./qsocheck -c W0MA</text:p>
      <text:p text:style-name="Standard"><text:s text:c="3"/>runs the QSO check for all QSOs submitted by W0MA. A report will be printed showing progress,</text:p>
      <text:p text:style-name="Standard"><text:s text:c="3"/>and a list of VALID qsos will be displayed, followd by a list of INVALID qsos.</text:p>
      <text:p text:style-name="Standard"><text:s text:c="7"/></text:p>
      <text:p text:style-name="Standard"><text:s text:c="3"/>This needs to be done for all station callsigns. If you enter: </text:p>
      <text:p text:style-name="Standard"><text:s text:c="12"/>python qsocheck -c allcalls</text:p>
      <text:p text:style-name="Standard"><text:s text:c="3"/>the qsochecker will run for every callsign in the database, updating status for valid/invalid </text:p>
      <text:p text:style-name="Standard"><text:s text:c="3"/>QSOs.</text:p>
      <text:p text:style-name="Standard"><text:s text:c="7"/></text:p>
      <text:p text:style-name="Standard"><text:s text:c="3"/>If you have stations with an excessive number of invalid QSOs, it would be wise to investigate </text:p>
      <text:p text:style-name="Standard"><text:s text:c="3"/>why, correct any issues, then run qsocheck again. It's always best to make the final run of qskcheck</text:p>
      <text:p text:style-name="Standard"><text:s text:c="3"/>with -c allcalls. </text:p>
      <text:p text:style-name="Standard"><text:s text:c="7"/></text:p>
      <text:p text:style-name="Standard"><text:s text:c="3"/>Once this step is complete, you are now ready to start "scoring".</text:p>
      <text:p text:style-name="Standard"><text:s text:c="7"/></text:p>
      <text:p text:style-name="Standard">10. The database contains three summary tables:</text:p>
      <text:p text:style-name="Standard"><text:s text:c="4"/>- SUMMARY - Holds a summary list of station QSOs by mode, </text:p>
      <text:p text:style-name="Standard"><text:s text:c="16"/>multiplier count (mults) W0MA Bonus, K0GQ Bonus,</text:p>
      <text:p text:style-name="Standard"><text:s text:c="16"/>CABFILE Bonus, total score, MOQPCATEGORY, DIGITAL, </text:p>
      <text:p text:style-name="Standard"><text:s text:c="16"/>VHF and ROOKIE flags. </text:p>
      <text:p text:style-name="Standard"><text:s text:c="21"/></text:p>
      <text:p text:style-name="Standard"><text:s text:c="6"/>- Running python ./mqpcategory -c CALLSIGN</text:p>
      <text:p text:style-name="Standard"><text:s text:c="8"/>adds or updates info for the station CALLSIGN.</text:p>
      <text:p text:style-name="Standard"><text:s text:c="21"/></text:p>
      <text:p text:style-name="Standard"><text:s text:c="6"/>- Running python ./mqpcategory -c allcalls</text:p>
      <text:p text:style-name="Standard"><text:s text:c="8"/>adds or updates this table for all stations</text:p>
      <text:p text:style-name="Standard"><text:s text:c="8"/>found in the database.</text:p>
      <text:p text:style-name="Standard"><text:s text:c="18"/></text:p>
      <text:p text:style-name="Standard"><text:s text:c="6"/>- Note that running ./mqpcategory -d CALLSIGN or allcalls</text:p>
      <text:p text:style-name="Standard"><text:s text:c="8"/>produces a summary report of DIGITAL qsos only, usefull </text:p>
      <text:p text:style-name="Standard"><text:s text:c="8"/>for scoring the DIGITAL award. No updates to the SUMMARY</text:p>
      <text:p text:style-name="Standard"><text:s text:c="8"/>table.</text:p>
      <text:p text:style-name="Standard"/>
      <text:p text:style-name="Standard"><text:s text:c="6"/>- Note that running ./mqpcategory -U CALLSIGN or allcalls</text:p>
      <text:p text:style-name="Standard"><text:s text:c="8"/>produces a summary report of VFH (and up) qsos only, </text:p>
      <text:p text:style-name="Standard"><text:s text:c="8"/>usefull for scoring the VHF awards. No updates to the </text:p>
      <text:p text:style-name="Standard"><text:s text:c="8"/>SUMMARY table.</text:p>
      <text:p text:style-name="Standard"><text:soft-page-break/><text:s text:c="21"/></text:p>
      <text:p text:style-name="Standard"><text:s text:c="6"/>- Note that running ./mqpcategory -C or --county CALLSIGN </text:p>
      <text:p text:style-name="Standard"><text:s text:c="8"/>or allcalls produces a summary report of MISSOURI COUNTIES</text:p>
      <text:p text:style-name="Standard"><text:s text:c="8"/>worked, usefull for scoring the MOST COUNTIES WORKED awards. </text:p>
      <text:p text:style-name="Standard"><text:s text:c="21"/></text:p>
      <text:p text:style-name="P22"><text:s text:c="4"/>- SHOWME - Holds a summary list of all 1x1 stations worked by </text:p>
      <text:p text:style-name="Standard"><text:s text:c="15"/>CALLSIGN for the SHOWME Award.</text:p>
      <text:p text:style-name="Standard"><text:s text:c="4"/>- MISSOURI - Holds a summary list of all 1x1 stations worked by </text:p>
      <text:p text:style-name="Standard"><text:s text:c="17"/>CALLSIGN for the MISSOURI Award.</text:p>
      <text:p text:style-name="Standard"><text:s text:c="21"/></text:p>
      <text:p text:style-name="Standard"><text:s text:c="6"/>- Running python ./mqpcertificates -c CALLSIGN or allcalls </text:p>
      <text:p text:style-name="Standard"><text:s text:c="8"/>adds a station to, or updates stations status in these two </text:p>
      <text:p text:style-name="Standard"><text:s text:c="8"/>tables.</text:p>
      <text:p text:style-name="Standard"/>
      <text:p text:style-name="Standard"><text:s text:c="6"/>- Note that entering: python ./mqpcertificates -i path-to-file</text:p>
      <text:p text:style-name="Standard"><text:s text:c="8"/>will run the utility on a log file or directory of logfiles.</text:p>
      <text:p text:style-name="Standard"><text:s text:c="21"/></text:p>
      <text:p text:style-name="Standard">11. Step 10 was mostly descriptive, so here is an expample for after </text:p>
      <text:p text:style-name="Standard"><text:s text:c="4"/>the database is loaded with all log files and the qsocheck has been run:</text:p>
      <text:p text:style-name="Standard"><text:s text:c="7"/></text:p>
      <text:p text:style-name="Standard"><text:s text:c="4"/>- SCORE, SUMMARIZE AND STORE in SUMMARY Table and MOQP SCORES BY CATEGORY Report:&lt;br/&gt;</text:p>
      <text:p text:style-name="Standard"><text:s text:c="13"/>python mqpcategory -c allcalls (optionally add &gt;filename.csv to this line to capture report).</text:p>
      <text:p text:style-name="Standard"><text:s text:c="13"/>This updates the SUMMARY table, and also produces a nice report in .CSV format that may be pulled</text:p>
      <text:p text:style-name="Standard"><text:s text:c="13"/>into MSExcel for sorting, printing, reporting. You need to run this first to create / update the</text:p>
      <text:p text:style-name="Standard"><text:s text:c="13"/>SUMMARY table. Some of the later reports rely on it.</text:p>
      <text:p text:style-name="Standard"><text:s text:c="13"/></text:p>
      <text:p text:style-name="Standard"><text:s text:c="4"/>- MOQP SCORES BY CATEGORY Report:&lt;br/&gt;</text:p>
      <text:p text:style-name="Standard"><text:s text:c="13"/>python mqpreports -c allcalls (optionally add &gt;filename.csv to this line to capture report).</text:p>
      <text:p text:style-name="Standard"><text:s text:c="13"/>Same report as mqpcategory -c but without updating the SUMMARY table. This one just reads and</text:p>
      <text:p text:style-name="Standard"><text:s text:c="13"/>formats data from the table. As a TODO, it should also sort my MOQPCATEGORY and SCORE.</text:p>
      <text:p text:style-name="Standard"><text:s text:c="13"/></text:p>
      <text:p text:style-name="Standard"><text:s text:c="13"/>This step will generate a BIG report. For the moment, the various category lists need to be</text:p>
      <text:p text:style-name="Standard"><text:s text:c="13"/>generated manually from this report by pulling the report filename.csv into MSExcel and </text:p>
      <text:p text:style-name="Standard"><text:s text:c="13"/>splitting out by MOQP CATEGORY. Probably the most time consuming task (aside from getting the</text:p>
      <text:p text:style-name="Standard"><text:s text:c="13"/>raw log files in shape to initiallly load).</text:p>
      <text:p text:style-name="Standard"><text:s text:c="13"/></text:p>
      <text:p text:style-name="Standard"><text:s text:c="4"/>- MOQP SHOWME and MISSOURI Awards:&lt;br/&gt;</text:p>
      <text:p text:style-name="Standard"><text:s text:c="13"/>python mqocertificates -c allcalls (optionally add &gt;filename.csv to this line to capture report).</text:p>
      <text:p text:style-name="Standard"><text:soft-page-break/><text:s text:c="13"/>This updates the SHOWME and MISSOURI tables, and produces a nice report in .CSV format that may </text:p>
      <text:p text:style-name="Standard"><text:s text:c="13"/>be pulled into MSExcel for sorting, printing, reporting. As a TODO, these should also get added </text:p>
      <text:p text:style-name="Standard"><text:s text:c="13"/>to mqpreports to only report the data without updating the tables.</text:p>
      <text:p text:style-name="Standard"><text:s text:c="13"/></text:p>
      <text:p text:style-name="Standard"><text:s text:c="4"/>- MOQP DIGITAL ONLY Awards:&lt;br/&gt;</text:p>
      <text:p text:style-name="Standard"><text:s text:c="13"/>python mqpcategory -d allcalls (optionally add &gt;filename.csv to this line to capture report).</text:p>
      <text:p text:style-name="Standard"><text:s text:c="13"/>This produces a report of the DIGITAL QSOs from the summary <text:span text:style-name="T10">table</text:span>, and also produces a nice report </text:p>
      <text:p text:style-name="Standard"><text:s text:c="13"/>in .CSV format that may be pulled into MSExcel for sorting, printing, reporting. No updates to the</text:p>
      <text:p text:style-name="Standard"><text:s text:c="13"/>table, so you need to run with the -c option first. As a TODO, these should also get added </text:p>
      <text:p text:style-name="Standard"><text:s text:c="13"/>to mqpreports utility.</text:p>
      <text:p text:style-name="Standard"><text:s text:c="13"/></text:p>
      <text:p text:style-name="Standard"><text:s text:c="4"/>- MOQP VHF ONLY Awards:&lt;br/&gt;</text:p>
      <text:p text:style-name="Standard"><text:s text:c="13"/>python mqpcategory -U allcalls (optionally add &gt;filename.csv to this line to capture report).</text:p>
      <text:p text:style-name="Standard"><text:s text:c="13"/>This produces a report of the VHF and up only QSOs from the summary tabel, and also produces a nice </text:p>
      <text:p text:style-name="Standard"><text:s text:c="13"/>report in .CSV format that may be pulled into MSExcel for sorting, printing, reporting. No updates </text:p>
      <text:p text:style-name="Standard"><text:s text:c="13"/>to the table, so you need to run with the -c option first. As a TODO, these should also get added </text:p>
      <text:p text:style-name="Standard"><text:s text:c="13"/>to mqpreports utility.</text:p>
      <text:p text:style-name="Standard"><text:s text:c="13"/></text:p>
      <text:p text:style-name="Standard"><text:s text:c="3"/>- MOQP CLUB Awards:&lt;br/&gt;</text:p>
      <text:p text:style-name="Standard"><text:s text:c="13"/>python mqpreports -c club (optionally add &gt;filename.csv to this line to capture report).</text:p>
      <text:p text:style-name="Standard"><text:s text:c="13"/>This produces a summary report of the stations with something in the CLUB: tag of the logfile header.</text:p>
      <text:p text:style-name="Standard"><text:s text:c="13"/>The list will be sorted by LOCATION, CLUB and SCORE. Also produces a nice report in .CSV format that </text:p>
      <text:p text:style-name="Standard"><text:s text:c="13"/>may be pulled into MSExcel for sorting, printing, reporting. At the moment, the user needs to </text:p>
      <text:p text:style-name="Standard"><text:s text:c="13"/>consolidate and summarize the clubs using the spreadsheet to determine winners.</text:p>
      <text:p text:style-name="Standard"/>
      <text:p text:style-name="Standard"><text:s text:c="3"/>- MOQP MOST COUNTIES Award:&lt;br/&gt;</text:p>
      <text:p text:style-name="Standard"><text:s text:c="13"/>python mqpcategory -C or --county allcalls (optionally add &gt;filename.csv to this line to capture report).</text:p>
      <text:p text:style-name="Standard"><text:s text:c="13"/>Generates a list of all stations showing the Missouri Counties worked.</text:p>
      <text:p text:style-name="Standard"><text:s text:c="13"/></text:p>
      <text:p text:style-name="Standard"><text:s text:c="2"/>- <text:s/>MOQP ROOKIE Award:&lt;br/&gt;</text:p>
      <text:p text:style-name="Standard"><text:s text:c="13"/>Use the report generated by mqpreports -c allcalls &gt;filename.txt.</text:p>
      <text:p text:style-name="Standard"><text:s text:c="13"/>Load filename.txt into MSExcel (or equivalent) and sort on the ROOKIE field to generate the list of</text:p>
      <text:p text:style-name="Standard"><text:s text:c="13"/>rookie entries with score. Eligibility for <text:span text:style-name="T10">the</text:span> ROOKIE award must be done manually, and may take </text:p>
      <text:p text:style-name="Standard"><text:soft-page-break/><text:s text:c="13"/>communication with the operator to determine age, level of experience,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3">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officeooo:rsid="001ebd13"/>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h text:style-name="MP1" text:outline-level="3">Missouri QSO Party Utilities Installation <text:span text:style-name="MT1">and Usage Guide</text:span></text:h>
      </style:header>
      <loext:header-first>
        <text:p text:style-name="Header_20_left"/>
      </loext:header-first>
      <style:footer>
        <text:p text:style-name="MP2"><text:page-number text:select-page="current">8</text:page-number><text:s/><text:span text:style-name="MT1">of </text:span><text:span text:style-name="MT1"><text:page-count>8</text:page-count></text:span></text:p>
      </style:footer>
      <loext:footer-first>
        <text:p text:style-name="MP2"/>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4T00:08:52.575376497</meta:creation-date>
    <dc:date>2020-08-23T18:06:14.847490842</dc:date>
    <meta:editing-duration>PT1H4M5S</meta:editing-duration>
    <meta:editing-cycles>6</meta:editing-cycles>
    <meta:generator>LibreOffice/6.2.8.2$Linux_X86_64 LibreOffice_project/20$Build-2</meta:generator>
    <meta:document-statistic meta:table-count="0" meta:image-count="0" meta:object-count="0" meta:page-count="8" meta:paragraph-count="196" meta:word-count="2046" meta:character-count="13644" meta:non-whitespace-character-count="10077"/>
  </office:meta>
</office:document-meta>
</file>